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BentonGothic-Regular" svg:font-family="BentonGothic-Regular" style:font-family-generic="swiss"/>
    <style:font-face style:name="DIN Light" svg:font-family="'DIN Light'" style:font-family-generic="roman" style:font-pitch="variable"/>
    <style:font-face style:name="DIN Medium" svg:font-family="'DIN Medium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DIN Medium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3" style:family="paragraph" style:parent-style-name="Standard">
      <style:text-properties fo:color="#000000" style:font-name="DIN Light" fo:font-size="10pt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text-properties fo:color="#000000" style:font-name="DIN Light" fo:font-size="10pt" style:font-size-asian="10pt" style:font-name-complex="Arial" style:font-size-complex="10pt"/>
    </style:style>
    <style:style style:name="P5" style:family="paragraph" style:parent-style-name="Standard">
      <style:text-properties fo:color="#000000" style:font-name="DIN Light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text-properties style:font-name="DIN Light" fo:font-size="10pt" style:font-size-asian="10pt" style:font-name-complex="Arial" style:font-size-complex="10pt"/>
    </style:style>
    <style:style style:name="P7" style:family="paragraph" style:parent-style-name="Normal">
      <style:text-properties style:font-name="DIN Light" fo:font-size="10pt" style:font-size-asian="10pt" style:font-size-complex="10pt"/>
    </style:style>
    <style:style style:name="P8" style:family="paragraph" style:parent-style-name="Standard" style:master-page-name="MP0">
      <style:paragraph-properties style:page-number="auto" fo:break-before="page"/>
      <style:text-properties fo:color="#000000" style:font-name="DIN Medium" fo:font-size="10pt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Standard" style:list-style-name="L1">
      <style:text-properties style:font-name="DIN Light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style:font-name="DIN Light" fo:font-size="10pt" style:font-size-asian="10pt" style:font-name-complex="Arial" style:font-size-complex="10pt"/>
    </style:style>
    <style:style style:name="T2" style:family="text">
      <style:text-properties fo:color="#000000" style:font-name="DIN Light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 style:font-size-complex="10pt"/>
    </style:style>
    <style:style style:name="T3" style:family="text">
      <style:text-properties style:font-name="DIN Light" fo:font-size="10pt" style:font-size-asian="10pt" style:font-name-complex="Arial" style:font-size-complex="10pt"/>
    </style:style>
    <style:style style:name="T4" style:family="text">
      <style:text-properties style:font-name="DIN Light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tudienarbeit – Urlaubshotelverwaltung</text:p>
      <text:p text:style-name="P1">Stefanie Lehmann, Elizabeth Pich</text:p>
      <text:p text:style-name="P1"/>
      <text:p text:style-name="P1">3. Relationales Modell</text:p>
      <text:p text:style-name="P1"/>
      <text:p text:style-name="P1">3.1. Liste der Relationen</text:p>
      <text:p text:style-name="P2"/>
      <text:p text:style-name="P2"/>
      <text:p text:style-name="Standard"><text:span text:style-name="Default_20_Paragraph_20_Font"><text:span text:style-name="T3">[Preistabelle]: <text:tab/>{[</text:span></text:span><text:span text:style-name="Default_20_Paragraph_20_Font"><text:span text:style-name="T4">CodeUndPosten: String</text:span></text:span><text:span text:style-name="Default_20_Paragraph_20_Font"><text:span text:style-name="T3">, Preis: money]}</text:span></text:span></text:p>
      <text:p text:style-name="P3"/>
      <text:p text:style-name="P3"/>
      <text:p text:style-name="Standard"><text:span text:style-name="Default_20_Paragraph_20_Font"><text:span text:style-name="T1">[Hotel]:<text:tab/><text:tab/>{[</text:span></text:span><text:span text:style-name="Default_20_Paragraph_20_Font"><text:span text:style-name="T2">HotelID:int</text:span></text:span><text:span text:style-name="Default_20_Paragraph_20_Font"><text:span text:style-name="T1">, Hotelname: String, Adresse:String, Telefonnummer:bigint, Hoteltyp:Hoteltyp, <text:tab/><text:tab/>hatPreistabelle: int]}</text:span></text:span></text:p>
      <text:p text:style-name="P6"/>
      <text:p text:style-name="P6"/>
      <text:p text:style-name="Standard"><text:span text:style-name="Default_20_Paragraph_20_Font"><text:span text:style-name="T1">[Kunden]: <text:tab/>{[</text:span></text:span><text:span text:style-name="Default_20_Paragraph_20_Font"><text:span text:style-name="T2">KID: int</text:span></text:span><text:span text:style-name="Default_20_Paragraph_20_Font"><text:span text:style-name="T1">, Vorname: String, Nachname: String , Adresse:String , Telefonnummer: bigint, <text:tab/></text:span></text:span></text:p>
      <text:p text:style-name="Standard"><text:span text:style-name="Default_20_Paragraph_20_Font"><text:span text:style-name="T1"><text:tab/><text:tab/>Kreditkarte: bigint, Besonderheiten:Besonderheit, VIP: boolean, <text:line-break/><text:tab/><text:tab/>Erstellungszeitpunkt: timestamp]}</text:span></text:span></text:p>
      <text:p text:style-name="P4"/>
      <text:p text:style-name="P4"/>
      <text:p text:style-name="Standard"><text:span text:style-name="Default_20_Paragraph_20_Font"><text:span text:style-name="T3">[Zimmer] : <text:tab/>{[</text:span></text:span><text:span text:style-name="Default_20_Paragraph_20_Font"><text:span text:style-name="T4">gehörtZuHotel:int</text:span></text:span><text:span text:style-name="Default_20_Paragraph_20_Font"><text:span text:style-name="T3">-&gt;Hotel, </text:span></text:span><text:span text:style-name="Default_20_Paragraph_20_Font"><text:span text:style-name="T4">Zimmernummer: int</text:span></text:span><text:span text:style-name="Default_20_Paragraph_20_Font"><text:span text:style-name="T3">, Zimmerkategorie: Zimmerkategorie, <text:tab/></text:span></text:span></text:p>
      <text:p text:style-name="Standard"><text:span text:style-name="Default_20_Paragraph_20_Font"><text:span text:style-name="T3"><text:tab/><text:tab/>maxPersonen: int, Dreckig: boolean, Out of Order: boolean]}</text:span></text:span></text:p>
      <text:p text:style-name="P5"/>
      <text:p text:style-name="P5"/>
      <text:p text:style-name="Standard"><text:span text:style-name="Default_20_Paragraph_20_Font"><text:span text:style-name="T1">[Abteilung]:<text:tab/>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 , Name:String ,Location:String, <text:line-break/><text:tab/><text:tab/>Öffnungszeiten:Öffnungszeiten]}</text:span></text:span></text:p>
      <text:p text:style-name="P5"/>
      <text:p text:style-name="P5"/>
      <text:p text:style-name="Standard"><text:span text:style-name="Default_20_Paragraph_20_Font"><text:span text:style-name="T1">[Sporteinrichtungen]: 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 Preis: money]}</text:span></text:span></text:p>
      <text:p text:style-name="P5"/>
      <text:p text:style-name="P5"/>
      <text:p text:style-name="Standard"><text:span text:style-name="Default_20_Paragraph_20_Font"><text:span text:style-name="T1">[Fahrraeder]:<text:tab/> 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 Gaenge: int, Modell: String]}</text:span></text:span></text:p>
      <text:p text:style-name="P5"/>
      <text:p text:style-name="P5"/>
      <text:p text:style-name="Standard"><text:span text:style-name="Default_20_Paragraph_20_Font"><text:span text:style-name="T1">[Tennisplaetze]:<text:tab/> {[ 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 Platzart: Platzart]}</text:span></text:span></text:p>
      <text:p text:style-name="P5"/>
      <text:p text:style-name="P5"/>
      <text:p text:style-name="Standard"><text:span text:style-name="Default_20_Paragraph_20_Font"><text:span text:style-name="T1">[Golf]: <text:tab/><text:tab/>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 Schwierigkeitsgrad: int]}</text:span></text:span></text:p>
      <text:p text:style-name="P5"/>
      <text:p text:style-name="P5"/>
      <text:p text:style-name="Standard"><text:span text:style-name="Default_20_Paragraph_20_Font"><text:span text:style-name="T1">[Minigolf]: <text:tab/>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 Schwierigkeitsgrad: int]</text:span></text:span></text:p>
      <text:p text:style-name="P5"/>
      <text:p text:style-name="P5"/>
      <text:p text:style-name="Standard"><text:span text:style-name="Default_20_Paragraph_20_Font"><text:span text:style-name="T1">[mieten]: <text:tab/>{[ </text:span></text:span><text:span text:style-name="Default_20_Paragraph_20_Font"><text:span text:style-name="T2">gehoertZuHotel:int-&gt;Hotel</text:span></text:span><text:span text:style-name="Default_20_Paragraph_20_Font"><text:span text:style-name="T1">, </text:span></text:span><text:span text:style-name="Default_20_Paragraph_20_Font"><text:span text:style-name="T2">AID:int-&gt;Sporteinrichtung</text:span></text:span><text:span text:style-name="Default_20_Paragraph_20_Font"><text:span text:style-name="T1"> KID: int -&gt; Kunden, <text:line-break/><text:tab/><text:tab/></text:span></text:span><text:span text:style-name="Default_20_Paragraph_20_Font"><text:span text:style-name="T2">von: timestamp</text:span></text:span><text:span text:style-name="Default_20_Paragraph_20_Font"><text:span text:style-name="T1">, bis:timestamp, Zeitpunkt: timestamp]}</text:span></text:span></text:p>
      <text:p text:style-name="P5"/>
      <text:p text:style-name="P5"/>
      <text:p text:style-name="Standard"><text:span text:style-name="Default_20_Paragraph_20_Font"><text:span text:style-name="T1">[Schwimmbad]:<text:tab/>{[ 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,</text:span></text:span><text:span text:style-name="Default_20_Paragraph_20_Font"><text:span text:style-name="T1"> LaengeBecken: int, Sauna: boolean]}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[Ausruestung]: <text:tab/>{[ </text:span></text:span><text:span text:style-name="Default_20_Paragraph_20_Font"><text:span text:style-name="T2">gehoertZuHotel: int</text:span></text:span><text:span text:style-name="Default_20_Paragraph_20_Font"><text:span text:style-name="T1"> -&gt; Hotel,</text:span></text:span><text:span text:style-name="Default_20_Paragraph_20_Font"><text:span text:style-name="T2">gehoertZuSporteinrichtung: int</text:span></text:span><text:span text:style-name="Default_20_Paragraph_20_Font"><text:span text:style-name="T1"> -&gt; Sporteinrichtung, <text:tab/><text:tab/><text:tab/></text:span></text:span><text:span text:style-name="Default_20_Paragraph_20_Font"><text:span text:style-name="T2">Ausruestungsnummer: </text:span></text:span><text:span text:style-name="Default_20_Paragraph_20_Font"><text:span text:style-name="T1">int, </text:span></text:span><text:span text:style-name="Default_20_Paragraph_20_Font"><text:span text:style-name="T2">Ausruestungstyp: Ausruestungstyp</text:span></text:span><text:span text:style-name="Default_20_Paragraph_20_Font"><text:span text:style-name="T1"> ]}</text:span></text:span></text:p>
      <text:p text:style-name="P5"/>
      <text:p text:style-name="P5"/>
      <text:p text:style-name="Standard"><text:span text:style-name="Default_20_Paragraph_20_Font"><text:span text:style-name="T1">[leihen]: <text:tab/>{[</text:span></text:span><text:span text:style-name="Default_20_Paragraph_20_Font"><text:span text:style-name="T2">gehoertZuHotel: int</text:span></text:span><text:span text:style-name="Default_20_Paragraph_20_Font"><text:span text:style-name="T1"> -&gt; Hotel, </text:span></text:span><text:span text:style-name="Default_20_Paragraph_20_Font"><text:span text:style-name="T2">AID: int</text:span></text:span><text:span text:style-name="Default_20_Paragraph_20_Font"><text:span text:style-name="T1"> -&gt; Sporteinrichtung,<text:line-break/><text:tab/><text:tab/></text:span></text:span><text:span text:style-name="Default_20_Paragraph_20_Font"><text:span text:style-name="T2">Ausruestungsnummer: int</text:span></text:span><text:span text:style-name="Default_20_Paragraph_20_Font"><text:span text:style-name="T1">-&gt;Ausruestung, <text:line-break/><text:tab/><text:tab/></text:span></text:span><text:span text:style-name="Default_20_Paragraph_20_Font"><text:span text:style-name="T2">Ausruestungstyp: Ausruestungstyp</text:span></text:span><text:span text:style-name="Default_20_Paragraph_20_Font"><text:span text:style-name="T1">-&gt;Ausruestung, KID: int-&gt; Kunden, <text:line-break/></text:span></text:span><text:span text:style-name="Default_20_Paragraph_20_Font"><text:span text:style-name="T1"><text:tab/><text:tab/></text:span></text:span><text:span text:style-name="Default_20_Paragraph_20_Font"><text:span text:style-name="T2">von:timestamp</text:span></text:span><text:span text:style-name="Default_20_Paragraph_20_Font"><text:span text:style-name="T1">, bis: timestamp]} <text:s/></text:span></text:span></text:p>
      <text:p text:style-name="P5"/>
      <text:p text:style-name="Standard"><text:span text:style-name="Default_20_Paragraph_20_Font"><text:span text:style-name="T1">[benutzen]:<text:tab/>{[gehoertZuHotel:int-&gt;Hotel, AID:int-&gt; Schwimmbad,</text:span></text:span><text:span text:style-name="Default_20_Paragraph_20_Font"><text:span text:style-name="T2">KID: int</text:span></text:span><text:span text:style-name="Default_20_Paragraph_20_Font"><text:span text:style-name="T1">-&gt; Kunden, <text:s/><text:line-break/></text:span></text:span><text:soft-page-break/><text:span text:style-name="Default_20_Paragraph_20_Font"><text:span text:style-name="T1"><text:tab/><text:tab/></text:span></text:span><text:span text:style-name="Default_20_Paragraph_20_Font"><text:span text:style-name="T2">von: timestamp</text:span></text:span><text:span text:style-name="Default_20_Paragraph_20_Font"><text:span text:style-name="T1">, bis: timestamp]}</text:span></text:span></text:p>
      <text:p text:style-name="P5"/>
      <text:p text:style-name="P5"/>
      <text:p text:style-name="Standard"><text:span text:style-name="Default_20_Paragraph_20_Font"><text:span text:style-name="T1">[Restauration]:<text:tab/>{[</text:span></text:span><text:span text:style-name="Default_20_Paragraph_20_Font"><text:span text:style-name="T2">gehoertZuHotel: int</text:span></text:span><text:span text:style-name="Default_20_Paragraph_20_Font"><text:span text:style-name="T1">-&gt;Hotel , </text:span></text:span><text:span text:style-name="Default_20_Paragraph_20_Font"><text:span text:style-name="T2">AID:int</text:span></text:span><text:span text:style-name="Default_20_Paragraph_20_Font"><text:span text:style-name="T1">, Öffnungszeiten: Öffnungszeit]</text:span></text:span></text:p>
      <text:p text:style-name="P5"/>
      <text:p text:style-name="P5"/>
      <text:p text:style-name="Standard"><text:span text:style-name="Default_20_Paragraph_20_Font"><text:span text:style-name="T1">[Hotelbar]:<text:tab/>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]}</text:span></text:span></text:p>
      <text:p text:style-name="P5"/>
      <text:p text:style-name="P5"/>
      <text:p text:style-name="Standard"><text:span text:style-name="Default_20_Paragraph_20_Font"><text:span text:style-name="T1">[Restaurant]: <text:tab/>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Küche: Küche, Sterne:int]}</text:span></text:span></text:p>
      <text:p text:style-name="P6"/>
      <text:p text:style-name="P6"/>
      <text:p text:style-name="Standard"><text:span text:style-name="Default_20_Paragraph_20_Font"><text:span text:style-name="T1">[SpeisenUndGetraenke]: {[ </text:span></text:span><text:span text:style-name="Default_20_Paragraph_20_Font"><text:span text:style-name="T2">SpeiseID: int</text:span></text:span><text:span text:style-name="Default_20_Paragraph_20_Font"><text:span text:style-name="T1">, Name:String, Preis: money, Menukategorie: Menukategorie]}</text:span></text:span></text:p>
      <text:p text:style-name="P5"/>
      <text:p text:style-name="P5"/>
      <text:p text:style-name="Standard"><text:span text:style-name="Default_20_Paragraph_20_Font"><text:span text:style-name="T1">[Essen] :<text:tab/>{[ </text:span></text:span><text:span text:style-name="Default_20_Paragraph_20_Font"><text:span text:style-name="T2">SpeiseID: int</text:span></text:span><text:span text:style-name="Default_20_Paragraph_20_Font"><text:span text:style-name="T1">,Besonderheit: Besonderheit]}</text:span></text:span></text:p>
      <text:p text:style-name="P5"/>
      <text:p text:style-name="P5"/>
      <text:p text:style-name="Standard"><text:span text:style-name="Default_20_Paragraph_20_Font"><text:span text:style-name="T1">[Trinken] :<text:tab/>{[ </text:span></text:span><text:span text:style-name="Default_20_Paragraph_20_Font"><text:span text:style-name="T2">SpeiseID: int</text:span></text:span><text:span text:style-name="Default_20_Paragraph_20_Font"><text:span text:style-name="T1">, Alkoholgehalt: numeric]}</text:span></text:span></text:p>
      <text:p text:style-name="P5"/>
      <text:p text:style-name="P5"/>
      <text:p text:style-name="Standard"><text:span text:style-name="Default_20_Paragraph_20_Font"><text:span text:style-name="T1">[wirdServiertIn]:<text:tab/>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 int</text:span></text:span><text:span text:style-name="Default_20_Paragraph_20_Font"><text:span text:style-name="T1"> -&gt; Restauration, <text:line-break/><text:tab/><text:tab/></text:span></text:span><text:span text:style-name="Default_20_Paragraph_20_Font"><text:span text:style-name="T2">SpeiseID: int</text:span></text:span><text:span text:style-name="Default_20_Paragraph_20_Font"><text:span text:style-name="T1"> -&gt; SpeisenUndGetraenke,]}</text:span></text:span></text:p>
      <text:p text:style-name="P5"/>
      <text:p text:style-name="P5"/>
      <text:p text:style-name="Standard"><text:span text:style-name="Default_20_Paragraph_20_Font"><text:span text:style-name="T1">[konsumieren]:<text:tab/>{[</text:span></text:span><text:span text:style-name="Default_20_Paragraph_20_Font"><text:span text:style-name="T2">imHotel:int -&gt; Hotel</text:span></text:span><text:span text:style-name="Default_20_Paragraph_20_Font"><text:span text:style-name="T1">, </text:span></text:span><text:span text:style-name="Default_20_Paragraph_20_Font"><text:span text:style-name="T2">verspeistIn: int -&gt;Restauration</text:span></text:span><text:span text:style-name="Default_20_Paragraph_20_Font"><text:span text:style-name="T1">, </text:span></text:span><text:span text:style-name="Default_20_Paragraph_20_Font"><text:span text:style-name="T2">KID: int</text:span></text:span><text:span text:style-name="Default_20_Paragraph_20_Font"><text:span text:style-name="T1"> -&gt; Kunde, <text:line-break/><text:tab/><text:tab/>SpeiseId: int -&gt; SpeisenUndGetraenke, </text:span></text:span><text:span text:style-name="Default_20_Paragraph_20_Font"><text:span text:style-name="T2">Zeitpunkt: timestamp</text:span></text:span><text:span text:style-name="Default_20_Paragraph_20_Font"><text:span text:style-name="T1">]}</text:span></text:span></text:p>
      <text:p text:style-name="P5"/>
      <text:p text:style-name="P5"/>
      <text:p text:style-name="Standard"><text:span text:style-name="Default_20_Paragraph_20_Font"><text:span text:style-name="T1">[Reservierungen]: {[gehoertZuHotel: int -&gt; Hotel, Zimmernummer Zimmer: int-&gt; Zimmer, <text:line-break/><text:tab/><text:tab/>Zimmerpreis: money, Stornierungsnummer: int, Verflegungsstufe:Verflegungsstufe, <text:line-break/><text:tab/><text:tab/>Zimmerkategorie: Zimmerkategorie, Anreise: date, Abreise: date, <text:line-break/><text:tab/><text:tab/></text:span></text:span><text:span text:style-name="Default_20_Paragraph_20_Font"><text:span text:style-name="T2">Reservierungsnummer: int</text:span></text:span><text:span text:style-name="Default_20_Paragraph_20_Font"><text:span text:style-name="T1">, KID: int -&gt; Kunde, Gaestestatus: Gaestestatus, <text:line-break/><text:tab/><text:tab/>Wünsche: String, Personenanzahl: int, Reservierungszeitpunkt: timestamp]}</text:span></text:span></text:p>
      <text:p text:style-name="P4"/>
      <text:p text:style-name="P4"/>
      <text:p text:style-name="Standard"><text:span text:style-name="Default_20_Paragraph_20_Font"><text:span text:style-name="T3">[Ablehnungen]: <text:tab/>{[ </text:span></text:span><text:span text:style-name="Default_20_Paragraph_20_Font"><text:span text:style-name="T4">Reservierungsnummer: int</text:span></text:span><text:span text:style-name="Default_20_Paragraph_20_Font"><text:span text:style-name="T3">, Ablehnungszeitpunkt: timestamp, Grund: String]}</text:span></text:span></text:p>
      <text:p text:style-name="P5"/>
      <text:p text:style-name="P5"/>
      <text:p text:style-name="Standard"><text:span text:style-name="Default_20_Paragraph_20_Font"><text:span text:style-name="T1">[bezahlen]:<text:tab/>{[</text:span></text:span><text:span text:style-name="Default_20_Paragraph_20_Font"><text:span text:style-name="T2">Reservierungsnummer: int</text:span></text:span><text:span text:style-name="Default_20_Paragraph_20_Font"><text:span text:style-name="T1"> -&gt; Reservierungen, KID: int -&gt; Kunde, <text:line-break/><text:tab/><text:tab/>Zeitpunkt: timestamp, Betrag:money]}</text:span></text:span></text:p>
      <text:p text:style-name="P5"/>
      <text:p text:style-name="P6"/>
      <text:p text:style-name="Standard"><text:span text:style-name="Default_20_Paragraph_20_Font"><text:span text:style-name="T3">[Zimmerkarten]: {[</text:span></text:span><text:span text:style-name="Default_20_Paragraph_20_Font"><text:span text:style-name="T4">KartenId: int</text:span></text:span><text:span text:style-name="Default_20_Paragraph_20_Font"><text:span text:style-name="T3">, gesperrt: boolean]}</text:span></text:span></text:p>
      <text:p text:style-name="P5"/>
      <text:p text:style-name="P5"/>
      <text:p text:style-name="Standard"><text:span text:style-name="Default_20_Paragraph_20_Font"><text:span text:style-name="T1">[oeffnet]: <text:tab/>{[ gehoertZuHotel: int -&gt; Hotel,Zimmernummer: int-&gt; Zimmer, </text:span></text:span><text:span text:style-name="Default_20_Paragraph_20_Font"><text:span text:style-name="T2">KartenId: int</text:span></text:span><text:span text:style-name="Default_20_Paragraph_20_Font"><text:span text:style-name="T1"> -&gt; <text:tab/></text:span></text:span></text:p>
      <text:p text:style-name="Standard"><text:span text:style-name="Default_20_Paragraph_20_Font"><text:span text:style-name="T1"><text:tab/><text:tab/>Zimmerkarten, </text:span></text:span><text:span text:style-name="Default_20_Paragraph_20_Font"><text:span text:style-name="T2">Zeitpunkt: timestamp</text:span></text:span><text:span text:style-name="Default_20_Paragraph_20_Font"><text:span text:style-name="T1">]}</text:span></text:span></text:p>
      <text:p text:style-name="P5"/>
      <text:p text:style-name="P5"/>
      <text:p text:style-name="Standard"><text:span text:style-name="Default_20_Paragraph_20_Font"><text:span text:style-name="T1">[erhalten]: <text:tab/>{[</text:span></text:span><text:span text:style-name="Default_20_Paragraph_20_Font"><text:span text:style-name="T2">KartenId: int</text:span></text:span><text:span text:style-name="Default_20_Paragraph_20_Font"><text:span text:style-name="T1"> -&gt; Zimmerkarten, KundenId: int-&gt; Kunden, <text:line-break/><text:tab/><text:tab/>Reservierungsnummer: int -&gt; Reservierungen]}</text:span></text:span></text:p>
      <text:p text:style-name="P7"/>
      <text:p text:style-name="P7"/>
      <text:p text:style-name="P1">3.1. Anmerkungen<text:line-break/></text:p>
      <text:p text:style-name="P1"/>
      <text:list xml:id="list2361151036093156116" text:style-name="L1">
        <text:list-item>
          <text:list>
            <text:list-item>
              <text:p text:style-name="P9">Preistabelle hat als Schluessel Eintraege der Form <text:s/>'1-EZMM', wobei die Zahl der <text:soft-page-break/>Preistabellenindex ist und die Buchstaben einen Posten des Indexes darstellen. Jedes Hotel gibt mit seinem Attribut hatPreistabelle an, auf welchen Preistabellenindex es sich bezieht. <text:line-break/></text:p>
            </text:list-item>
            <text:list-item>
              <text:p text:style-name="P9">Zimmernummer und AID sind an sich nicht eindeutig sondern nummerieren nur die Zimmer beziehungsweise Abteilungen innerhalb eines Hotels. <text:line-break/></text:p>
            </text:list-item>
            <text:list-item>
              <text:p text:style-name="P9">Oeffnet ist ein Log von erlaubten Zimmeroeffnungen von Zimmerkarten<text:line-break/></text:p>
            </text:list-item>
            <text:list-item>
              <text:p text:style-name="P9">Die Eintraege von erhalten beschreiben aktuell gueltige Zimmerzugriffe von Zimmerkaten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BentonGothic-Regular" svg:font-family="BentonGothic-Regular" style:font-family-generic="swiss"/>
    <style:font-face style:name="DIN Light" svg:font-family="'DIN Light'" style:font-family-generic="roman" style:font-pitch="variable"/>
    <style:font-face style:name="DIN Medium" svg:font-family="'DIN Medium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page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BentonGothic-Regular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/>
      <style:text-properties style:font-name="Times New Roman" fo:font-size="12pt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entonGothic-Regular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entonGothic-Regular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entonGothic-Regular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entonGothic-Regular" style:font-name-complex="Mangal1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Steffi</meta:initial-creator>
    <dc:creator>Stefanie Lehmann</dc:creator>
    <meta:creation-date>2014-08-22T11:38:00Z</meta:creation-date>
    <dc:date>2014-09-01T20:09:07.45</dc:date>
    <meta:editing-cycles>105</meta:editing-cycles>
    <meta:editing-duration>PT18M37S</meta:editing-duration>
    <meta:document-statistic meta:table-count="0" meta:image-count="0" meta:object-count="0" meta:page-count="3" meta:paragraph-count="41" meta:word-count="389" meta:character-count="4042"/>
    <meta:template xlink:type="simple" xlink:actuate="onRequest" xlink:title="" xlink:href="Normal"/>
  </office:meta>
</office:document-meta>
</file>